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transparent" fo:border="0.74pt solid #000000" style:rotation-align="none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32"/>
        <table:table-column table:style-name="co4" table:default-cell-style-name="ce36"/>
        <table:table-column table:style-name="co4" table:number-columns-repeated="3" table:default-cell-style-name="ce2"/>
        <table:table-column table:style-name="co4" table:default-cell-style-name="ce36"/>
        <table:table-column table:style-name="co4" table:number-columns-repeated="3" table:default-cell-style-name="ce2"/>
        <table:table-column table:style-name="co4" table:default-cell-style-name="ce36"/>
        <table:table-column table:style-name="co4" table:default-cell-style-name="ce43"/>
        <table:table-column table:style-name="co5" table:default-cell-style-name="ce38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table:number-columns-repeated="3"/>
          <table:table-cell table:style-name="ce35" office:value-type="string" calcext:value-type="string" table:number-columns-spanned="4" table:number-rows-spanned="1">
            <text:p>Round 1</text:p>
          </table:table-cell>
          <table:covered-table-cell table:number-columns-repeated="3" table:style-name="ce1"/>
          <table:table-cell table:style-name="ce37" office:value-type="string" calcext:value-type="string" table:number-columns-spanned="4" table:number-rows-spanned="1">
            <text:p>Round 2</text:p>
          </table:table-cell>
          <table:covered-table-cell table:number-columns-repeated="3" table:style-name="ce1"/>
          <table:table-cell table:style-name="ce35" office:value-type="string" calcext:value-type="string" table:number-columns-spanned="4" table:number-rows-spanned="1">
            <text:p>Round 3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SANCHEZ VARGAS</text:p>
          </table:table-cell>
          <table:table-cell office:value-type="float" office:value="106165" calcext:value-type="float">
            <text:p>106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0.25" calcext:value-type="float">
            <text:p>30.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2"/>
        </table:table-row>
        <table:table-row table:style-name="ro1">
          <table:table-cell office:value-type="string" calcext:value-type="string">
            <text:p>BLANCA LUCILA</text:p>
          </table:table-cell>
          <table:table-cell office:value-type="string" calcext:value-type="string">
            <text:p>BUITRAGO VELASQUEZ</text:p>
          </table:table-cell>
          <table:table-cell office:value-type="float" office:value="106235" calcext:value-type="float">
            <text:p>106235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A</text:p>
          </table:table-cell>
          <table:table-cell table:number-columns-repeated="2" table:style-name="ce36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7"/>
        </table:table-row>
        <table:table-row table:style-name="ro1">
          <table:table-cell office:value-type="string" calcext:value-type="string">
            <text:p>CARLOS ALBERTO</text:p>
          </table:table-cell>
          <table:table-cell office:value-type="string" calcext:value-type="string">
            <text:p>ROCHA GRISMALDO</text:p>
          </table:table-cell>
          <table:table-cell office:value-type="float" office:value="106295" calcext:value-type="float">
            <text:p>106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BEJARANO LOPEZ</text:p>
          </table:table-cell>
          <table:table-cell office:value-type="float" office:value="105943" calcext:value-type="float">
            <text:p>105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60.5" calcext:value-type="float">
            <text:p>60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YURANI</text:p>
          </table:table-cell>
          <table:table-cell office:value-type="string" calcext:value-type="string">
            <text:p>SEPULVEDA CHAVEZ</text:p>
          </table:table-cell>
          <table:table-cell office:value-type="float" office:value="106272" calcext:value-type="float">
            <text:p>106272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A ANDREA</text:p>
          </table:table-cell>
          <table:table-cell office:value-type="string" calcext:value-type="string">
            <text:p>LOPEZ SILVA</text:p>
          </table:table-cell>
          <table:table-cell office:value-type="float" office:value="106349" calcext:value-type="float">
            <text:p>106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NICOLAS</text:p>
          </table:table-cell>
          <table:table-cell office:value-type="string" calcext:value-type="string">
            <text:p>BONILLA ROMERO</text:p>
          </table:table-cell>
          <table:table-cell office:value-type="float" office:value="106318" calcext:value-type="float">
            <text:p>106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BELARDO</text:p>
          </table:table-cell>
          <table:table-cell office:value-type="string" calcext:value-type="string">
            <text:p>QUINCHIA RINCON</text:p>
          </table:table-cell>
          <table:table-cell office:value-type="float" office:value="106244" calcext:value-type="float">
            <text:p>106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SCARPETTA MERCHAN</text:p>
          </table:table-cell>
          <table:table-cell office:value-type="float" office:value="106834" calcext:value-type="float">
            <text:p>1068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PEÑA GAVIRIA</text:p>
          </table:table-cell>
          <table:table-cell office:value-type="float" office:value="106661" calcext:value-type="float">
            <text:p>106661</text:p>
          </table:table-cell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ESTEBAN</text:p>
          </table:table-cell>
          <table:table-cell office:value-type="string" calcext:value-type="string">
            <text:p>ACOSTA CRUZ</text:p>
          </table:table-cell>
          <table:table-cell office:value-type="float" office:value="106394" calcext:value-type="float">
            <text:p>10639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RO DEL PILAR</text:p>
          </table:table-cell>
          <table:table-cell office:value-type="string" calcext:value-type="string">
            <text:p>BONILLA PERDOMO</text:p>
          </table:table-cell>
          <table:table-cell office:value-type="float" office:value="106271" calcext:value-type="float">
            <text:p>10627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C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float" office:value="30.25" calcext:value-type="float">
            <text:p>30.25</text:p>
          </table:table-cell>
          <table:table-cell table:style-name="ce34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UEL ANGEL</text:p>
          </table:table-cell>
          <table:table-cell office:value-type="string" calcext:value-type="string">
            <text:p>REINA CESPEDES</text:p>
          </table:table-cell>
          <table:table-cell office:value-type="float" office:value="106455" calcext:value-type="float">
            <text:p>106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ESA DE JESÚS</text:p>
          </table:table-cell>
          <table:table-cell office:value-type="string" calcext:value-type="string">
            <text:p>POBLADOR RODRIGUEZ</text:p>
          </table:table-cell>
          <table:table-cell office:value-type="float" office:value="106267" calcext:value-type="float">
            <text:p>106267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PARRA RAMIREZ</text:p>
          </table:table-cell>
          <table:table-cell office:value-type="float" office:value="106750" calcext:value-type="float">
            <text:p>106750</text:p>
          </table:table-cell>
          <table:table-cell table:number-columns-repeated="12" table:style-name="ce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NITH LISSETHE</text:p>
          </table:table-cell>
          <table:table-cell office:value-type="string" calcext:value-type="string">
            <text:p>ROJAS TRUJILLO</text:p>
          </table:table-cell>
          <table:table-cell office:value-type="float" office:value="106274" calcext:value-type="float">
            <text:p>106274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5" table:number-columns-repeated="3"/>
          <table:table-cell table:style-name="ce11" table:number-columns-repeated="8"/>
          <table:table-cell table:style-name="ce9"/>
          <table:table-cell table:style-name="Default"/>
          <table:table-cell table:style-name="ce11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9" table:number-columns-repeated="4"/>
          <table:table-cell table:style-name="ce15"/>
          <table:table-cell table:style-name="ce9" table:number-columns-repeated="4"/>
          <table:table-cell table:style-name="Default"/>
          <table:table-cell table:style-name="ce9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9" table:number-columns-repeated="5"/>
          <table:table-cell table:style-name="ce15" table:number-columns-repeated="2"/>
          <table:table-cell table:style-name="ce9" table:number-columns-repeated="5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9" table:number-columns-repeated="4"/>
          <table:table-cell table:style-name="ce16"/>
          <table:table-cell table:style-name="ce9" table:number-columns-repeated="4"/>
          <table:table-cell table:style-name="ce23"/>
          <table:table-cell table:style-name="ce9" table:number-columns-repeated="2"/>
          <table:table-cell table:number-columns-repeated="2"/>
        </table:table-row>
        <table:table-row table:style-name="ro1">
          <table:table-cell table:style-name="Default" table:number-columns-repeated="8"/>
          <table:table-cell table:style-name="ce14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9"/>
          <table:table-cell table:style-name="ce42"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2:Calificaciones.O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7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2">
      <number:hours/>
      <number:text>:</number:text>
      <number:minutes number:style="long"/>
    </number:time-style>
    <number:time-style style:name="N17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0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-</number:text>
      <number:year/>
    </number:date-style>
    <number:date-style style:name="N168">
      <number:day/>
      <number:text>-</number:text>
      <number:month number:textual="true"/>
    </number:date-style>
    <number:date-style style:name="N167">
      <number:day/>
      <number:text>-</number:text>
      <number:month number:textual="true"/>
      <number:text>-</number:text>
      <number:year/>
    </number:date-style>
    <number:date-style style:name="N166">
      <number:month/>
      <number:text>/</number:text>
      <number:day/>
      <number:text>/</number:text>
      <number:year number:style="long"/>
    </number:date-style>
    <number:number-style style:name="N165">
      <number:number number:decimal-places="1" number:min-decimal-places="1" number:min-integer-digits="1"/>
    </number:number-style>
    <number:number-style style:name="N164">
      <number:number number:decimal-places="12" number:min-decimal-places="12" number:min-integer-digits="1"/>
    </number:number-style>
    <number:number-style style:name="N163">
      <number:number number:decimal-places="13" number:min-decimal-places="13" number:min-integer-digits="1"/>
    </number:number-style>
    <number:number-style style:name="N162">
      <number:number number:decimal-places="14" number:min-decimal-places="14" number:min-integer-digits="1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59">
      <number:number number:decimal-places="15" number:min-decimal-places="15" number:min-integer-digits="1"/>
    </number:number-style>
    <number:number-style style:name="N158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5">
      <number:number number:decimal-places="8" number:min-decimal-places="8" number:min-integer-digits="1"/>
    </number:number-style>
    <number:number-style style:name="N154">
      <number:number number:decimal-places="7" number:min-decimal-places="7" number:min-integer-digits="1"/>
    </number:number-style>
    <number:number-style style:name="N153">
      <number:number number:decimal-places="6" number:min-decimal-places="6" number:min-integer-digits="1"/>
    </number:number-style>
    <number:number-style style:name="N152">
      <number:number number:decimal-places="5" number:min-decimal-places="5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day/>
      <number:text>/</number:text>
      <number:month/>
      <number:text>/</number:text>
      <number:year number:style="long"/>
    </number:dat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IS FRANCISCO GOMEZ LOPEZ</meta:initial-creator>
    <meta:creation-date>2020-10-09T18:52:51</meta:creation-date>
    <dc:date>2022-11-26T15:58:34.715850786</dc:date>
    <meta:editing-duration>P1DT6H1M34S</meta:editing-duration>
    <meta:editing-cycles>149</meta:editing-cycles>
    <meta:document-statistic meta:table-count="1" meta:cell-count="258" meta:object-count="0"/>
  </office:meta>
</office:document-meta>
</file>